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Util.makeTidyParser( boolean quiet , boolean showWarnings , boolean isXml , StringWriter strin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ErrorHandler.warning(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Util.makeDocument( InputStream stream , boolean validate , boolean whitespace , boolean namespace , boolean toler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rrorHandler.error(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Util.makeDocument( InputStream stream , boolean validate , boolean whitespace , boolean namespace , boolean tolerant , boolean quiet , boolean showWarnings , boolean report_errors , boolean is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ErrorHandler.fatalError(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Util.makeDocumentBuilder( boolean validate , boolean whitespace , boolean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Util.makeDocumentBuilderFactory( boolean validate , boolean whitespace , boolean 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Util.XPath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Util.tidyDoc( InputStream stream , boolean quiet , boolean showWarnings , boolean report_errors , boolean is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athUtil.makeDocument( InputStream stream , boolean validate , boolean whitespace , boolean namespace , boolean tolerant , boolean quiet , boolean showWarnings , boolean report_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ErrorHandler.MyErrorHandler( boolean validate , boolean tol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